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3335in" fo:margin-bottom="0.083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Arial" fo:font-size="15pt" fo:font-style="normal" style:text-underline-style="none" fo:font-weight="normal" style:text-blinking="false" fo:background-color="#ffff00" style:font-size-asian="18pt" style:font-size-complex="18pt"/>
    </style:style>
    <style:style style:name="P2"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Arial" fo:font-size="15pt" fo:font-style="normal" style:text-underline-style="none" fo:font-weight="normal" style:text-blinking="false" fo:background-color="#ffff00" style:font-size-asian="18pt" style:font-size-complex="18pt"/>
    </style:style>
    <style:style style:name="P3" style:family="paragraph" style:parent-style-name="Text_20_body">
      <style:paragraph-properties fo:margin-top="0.3335in" fo:margin-bottom="0.0835in" style:contextual-spacing="false" fo:line-height="138%" fo:text-align="justify" style:justify-single-word="false"/>
      <style:text-properties fo:font-size="18pt" fo:background-color="#ffff00"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718149cf-7fff-379b-688a-e24014b49c63"/>The Impact of Rest on Worker Productivity: A Daily Reality</text:p>
      <text:p text:style-name="P2">Introduction</text:p>
      <text:p text:style-name="P2">Over the past decade, researchers have studied the relationship between rest and workplace performance extensively. Multiple studies have shown that adequate sleep directly affects how employees perform their daily tasks. Experts have warned that modern work culture has created a dangerous pattern where rest is sacrificed for productivity, but this approach has actually backfired in most cases.</text:p>
      <text:p text:style-name="P2">­What Workers Have Experienced</text:p>
      <text:p text:style-name="P2">Similarly, Carlos, a software developer, explained that his manager had said that the team's productivity had decreased after implementing extended work hours. "Our boss told us that we needed to work late nights to meet the deadline, but he has realized now that this strategy hasn't worked. We have lost more time fixing errors than we would have spent if we had been well-rested," Carlos reported.</text:p>
      <text:p text:style-name="P2">The Science Behind Sleep Hours</text:p>
      <text:p text:style-name="P2">Medical professionals have established that adults need between seven to nine hours of sleep per night to function optimally. Dr. Jennifer Martinez, a sleep specialist, stated that insufficient sleep has become a public health crisis. </text:p>
      <text:p text:style-name="P2"/>
      <text:p text:style-name="P2">Research has revealed several critical findings:</text:p>
      <text:p text:style-name="P2">Cognitive studies have demonstrated that people who have slept less than six hours show impaired decision-making abilities. One landmark study published last year found that participants who had been sleep-deprived for just one week performed 30% worse on cognitive tests than those who had maintained regular sleep schedules.</text:p>
      <text:p text:style-name="P2">Neurologists have explained that the brain needs adequate sleep to consolidate memories and process information. </text:p>
      <text:p text:style-name="P2"><text:soft-page-break/>Where and How Workers Sleep Matters</text:p>
      <text:p text:style-name="P2">The quality of sleep depends heavily on the sleeping environment. Environmental psychologists have confirmed that bedroom conditions significantly impact rest quality. They have identified several key factors:</text:p>
      <text:p text:style-name="P2">Noise levels: Urban workers have reported that street noise has affected their sleep quality. </text:p>
      <text:p text:style-name="P2"/>
      <text:p text:style-name="P2">Light exposure: Scientists have proven that blue light from screens has disrupted natural sleep patterns. Tech workers have been particularly affected. </text:p>
      <text:p text:style-name="P2"/>
      <text:p text:style-name="P2">The Productivity Connection</text:p>
      <text:p text:style-name="P2">Economists have calculated the cost of sleep deprivation to businesses. Recent reports have indicated that sleep-deprived employees have cost companies billions in lost productivity. </text:p>
      <text:p text:style-name="P2">Several companies have shared their success stories:</text:p>
      <text:p text:style-name="P2">A tech startup in California reported that after they had introduced flexible schedules allowing for adequate rest, their employee output had increased by 25%. The founder said that "this has been the best investment we have made in our company culture."</text:p>
      <text:p text:style-name="P2"/>
      <text:p text:style-name="P2">Conclusion</text:p>
      <text:p text:style-name="P2">The evidence has become overwhelming: rest is not a luxury but a necessity for productivity. Workers who have prioritized sleep have performed better, made fewer mistakes, and maintained better health. Companies that have embraced rest-friendly policies have seen improved outcomes across all metrics.</text:p>
      <text:p text:style-name="P2">The message is clear: adequate rest, proper sleep environments, and healthy sleep habits have proven essential for workplace success. Organizations and individuals who have recognized this reality have <text:soft-page-break/>reaped the benefits, while those who have continued ignoring it have paid the price in decreased productivity and employee wellbeing.</text:p>
      <text:p text:style-name="P3"><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31T22:13:37.006744061</meta:creation-date>
    <dc:date>2025-10-31T22:55:12.708360735</dc:date>
    <meta:editing-duration>PT10M13S</meta:editing-duration>
    <meta:editing-cycles>2</meta:editing-cycles>
    <meta:generator>LibreOffice/25.2.6.2$Linux_X86_64 LibreOffice_project/520$Build-2</meta:generator>
    <meta:document-statistic meta:table-count="0" meta:image-count="0" meta:object-count="0" meta:page-count="3" meta:paragraph-count="22" meta:word-count="483" meta:character-count="3303" meta:non-whitespace-character-count="2835"/>
  </office:meta>
</office:document-meta>
</file>